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ExtensionTag.setColumns( String colum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bel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doStartTa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LabelExtensionTag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bel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